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SANCHEZ ROJAS, DICK NICXZON</text:p>
            <text:p text:style-name="P5"><text:span text:style-name="T15">Dni</text:span><text:span text:style-name="T14">:46053278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PCL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SANCHEZ ROJAS, DICK NICXZON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46053278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Castañed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15/11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3 - Trans. Aer. Caja con Pollos BB</text:p>
          </table:table-cell>
          <table:table-cell table:style-name="Tableau1.A2" office:value-type="string">
            <text:p text:style-name="P18">41</text:p>
          </table:table-cell>
          <table:table-cell table:style-name="Tableau1.A2" office:value-type="string">
            <text:p text:style-name="P17">50</text:p>
          </table:table-cell>
          <table:table-cell table:style-name="Tableau1.D2" office:value-type="string">
            <text:p text:style-name="P18">205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205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STANDAR</text:span><text:span text:style-name="T5"> </text:span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MANUEL BALCAZAR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50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236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5T22:42:44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